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E</mi>
            <mrow>
              <mspace width="2em"/>
              <mo stretchy="false">=</mo>
              <mspace width="2em"/>
            </mrow>
            <mstyle color="blue">
              <msub>
                <mi>E</mi>
                <mtext>kin</mtext>
              </msub>
            </mstyle>
            <mstyle color="aqua">
              <mrow>
                <mspace width="2em"/>
                <mo stretchy="false">+</mo>
                <mspace width="2em"/>
              </mrow>
            </mstyle>
            <mstyle color="green">
              <mrow>
                <mi>U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row>
              <mspace width="2em"/>
              <mo stretchy="false">=</mo>
              <mspace width="2em"/>
            </mrow>
            <mstyle color="blue">
              <mrow>
                <mfrac>
                  <mn>1</mn>
                  <mn>2</mn>
                </mfrac>
                <mspace width="0.5em"/>
                <msub>
                  <mi>m</mi>
                  <mtext>Rakete</mtext>
                </msub>
                <mspace width="0.5em"/>
                <msup>
                  <mi>v</mi>
                  <mn>2</mn>
                </msup>
              </mrow>
            </mstyle>
            <mstyle color="aqua">
              <mrow>
                <mspace width="2em"/>
                <mo stretchy="false">+</mo>
                <mspace width="2em"/>
              </mrow>
            </mstyle>
            <mstyle color="green">
              <mfrac>
                <mrow>
                  <mo stretchy="false">−</mo>
                  <mrow>
                    <mi>G</mi>
                    <mspace width="0.5em"/>
                    <msub>
                      <mi>m</mi>
                      <mtext>Rakete</mtext>
                    </msub>
                    <mspace width="0.5em"/>
                    <msub>
                      <mi>m</mi>
                      <mtext>Erde</mtext>
                    </msub>
                  </mrow>
                </mrow>
                <mi>r</mi>
              </mfrac>
            </mstyle>
            <mstyle color="red">
              <mrow>
                <mspace width="2em"/>
                <mo stretchy="false">&gt;</mo>
                <mspace width="2em"/>
              </mrow>
            </mstyle>
            <mn>0</mn>
          </mrow>
        </mtd>
      </mtr>
      <mtr>
        <mtd>
          <mrow>
            <mstyle color="blue">
              <mrow>
                <mfrac>
                  <mn>1</mn>
                  <mn>2</mn>
                </mfrac>
                <mspace width="0.5em"/>
                <msub>
                  <mi>m</mi>
                  <mtext>Rakete</mtext>
                </msub>
                <mspace width="0.5em"/>
                <msup>
                  <mi>v</mi>
                  <mn>2</mn>
                </msup>
              </mrow>
            </mstyle>
            <mstyle color="aqua">
              <mrow>
                <mspace width="2em"/>
                <mo stretchy="false">+</mo>
                <mspace width="2em"/>
              </mrow>
            </mstyle>
            <mstyle color="green">
              <mfrac>
                <mrow>
                  <mo stretchy="false">−</mo>
                  <mrow>
                    <mi>G</mi>
                    <mspace width="0.5em"/>
                    <msub>
                      <mi>m</mi>
                      <mtext>Rakete</mtext>
                    </msub>
                    <mspace width="0.5em"/>
                    <msub>
                      <mi>m</mi>
                      <mtext>Erde</mtext>
                    </msub>
                  </mrow>
                </mrow>
                <mi>r</mi>
              </mfrac>
            </mstyle>
            <mstyle color="red">
              <mrow>
                <mspace width="2em"/>
                <mo stretchy="false">&gt;</mo>
                <mspace width="2em"/>
              </mrow>
            </mstyle>
            <mn>0</mn>
            <mrow>
              <mspace width="6em"/>
              <mo stretchy="false">∣</mo>
              <mrow>
                <mspace width="2em"/>
                <mo stretchy="false">−</mo>
                <mspace width="0.5em"/>
              </mrow>
            </mrow>
            <mfrac>
              <mrow>
                <mrow>
                  <mo stretchy="false">−</mo>
                  <mi>G</mi>
                </mrow>
                <mspace width="0.5em"/>
                <msub>
                  <mi>m</mi>
                  <mtext>Rakete</mtext>
                </msub>
                <mspace width="0.5em"/>
                <msub>
                  <mi>m</mi>
                  <mtext>Erde</mtext>
                </msub>
              </mrow>
              <mi>r</mi>
            </mfrac>
          </mrow>
        </mtd>
      </mtr>
      <mtr>
        <mtd>
          <mrow/>
        </mtd>
      </mtr>
      <mtr>
        <mtd>
          <mrow>
            <mo stretchy="false">⇒</mo>
            <mspace width="2em"/>
            <mfrac>
              <mn>1</mn>
              <mn>2</mn>
            </mfrac>
            <mspace width="0.5em"/>
            <msub>
              <mi>m</mi>
              <mtext>Rakete</mtext>
            </msub>
            <mspace width="0.5em"/>
            <msup>
              <mi>v</mi>
              <mn>2</mn>
            </msup>
            <mrow>
              <mspace width="2em"/>
              <mo stretchy="false">&gt;</mo>
              <mspace width="2em"/>
            </mrow>
            <mi>G</mi>
            <mspace width="0.5em"/>
            <msub>
              <mi>m</mi>
              <mtext>Rakete</mtext>
            </msub>
            <mspace width="0.5em"/>
            <mfrac>
              <msub>
                <mi>m</mi>
                <mtext>Erde</mtext>
              </msub>
              <mi>r</mi>
            </mfrac>
          </mrow>
        </mtd>
      </mtr>
      <mtr>
        <mtd>
          <mrow>
            <mo stretchy="false">⇒</mo>
            <mspace width="2em"/>
            <mi>v</mi>
            <mrow>
              <mspace width="2em"/>
              <mo stretchy="false">&gt;</mo>
              <mspace width="2em"/>
            </mrow>
            <msqrt>
              <mrow>
                <mn>2</mn>
                <mspace width="0.5em"/>
                <mi>G</mi>
                <mspace width="0.5em"/>
                <mfrac>
                  <msub>
                    <mi>m</mi>
                    <mtext>Erde</mtext>
                  </msub>
                  <mi>r</mi>
                </mfrac>
              </mrow>
            </msqrt>
          </mrow>
        </mtd>
      </mtr>
    </mtable>
    <annotation encoding="StarMath 5.0">E  ~=~ color blue {E _"kin"} color cyan {~+~} color green {U ( r )} 
~=~ color blue {1 over 2 ` m _"Rakete" ` v ^2} color cyan {~+~} color green { - {G ` m _"Rakete" ` m _"Erde"} over r  } color red {~&gt;~} 0 newline

color blue {1 over 2 ` m _"Rakete" ` v ^2} color cyan {~+~} color green { - {G ` m _"Rakete" ` m _"Erde"} over r  } color red {~&gt;~} 0 ~~~ divides ~  - ` {-G ` m _"Rakete" ` m _"Erde"} over r newline newline

drarrow~ 1 over 2 ` m _"Rakete" ` v^2 ~&gt;~ G ` m _"Rakete" ` m _"Erde" over r newline
drarrow~ v ~&gt;~ sqrt { 2 ` G ` m _"Erde" over r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5:15:22.831000000</meta:creation-date>
    <dc:date>2015-03-06T15:42:53.502000000</dc:date>
    <meta:editing-duration>PT12M10S</meta:editing-duration>
    <meta:editing-cycles>1</meta:editing-cycles>
    <meta:generator>LibreOffice/4.3.4.1$Windows_x86 LibreOffice_project/bc356b2f991740509f321d70e4512a6a54c5f243</meta:generator>
  </office:meta>
</office:document-meta>
</file>